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49.75pt" svg:height="519.53pt" svg:x="154.54pt" svg:y="233.4pt">
            <loext:p draw:notify-on-update-of-ranges="Sheet1.A2:Sheet1.A14 Sheet1.P2:Sheet1.P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49.75pt" svg:height="519.53pt" svg:x="158.46pt" svg:y="764.96pt">
            <loext:p draw:notify-on-update-of-ranges="Sheet1.A3:Sheet1.A12 Sheet1.P3:Sheet1.P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formula="of:=SUM([.B2:.N2])" office:value-type="float" office:value="0" calcext:value-type="float">
            <text:p>0</text:p>
          </table:table-cell>
          <table:table-cell table:formula="of:=[.O2]/(13*2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SUM([.B3:.N3])" office:value-type="float" office:value="141" calcext:value-type="float">
            <text:p>141</text:p>
          </table:table-cell>
          <table:table-cell table:formula="of:=[.O3]/(13*20)" office:value-type="float" office:value="0.542307692307692" calcext:value-type="float">
            <text:p>0.542307692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SUM([.B4:.N4])" office:value-type="float" office:value="162" calcext:value-type="float">
            <text:p>162</text:p>
          </table:table-cell>
          <table:table-cell table:formula="of:=[.O4]/(13*20)" office:value-type="float" office:value="0.623076923076923" calcext:value-type="float">
            <text:p>0.623076923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SUM([.B5:.N5])" office:value-type="float" office:value="159" calcext:value-type="float">
            <text:p>159</text:p>
          </table:table-cell>
          <table:table-cell table:formula="of:=[.O5]/(13*20)" office:value-type="float" office:value="0.611538461538462" calcext:value-type="float">
            <text:p>0.611538461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SUM([.B6:.N6])" office:value-type="float" office:value="148" calcext:value-type="float">
            <text:p>148</text:p>
          </table:table-cell>
          <table:table-cell table:formula="of:=[.O6]/(13*20)" office:value-type="float" office:value="0.569230769230769" calcext:value-type="float">
            <text:p>0.569230769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SUM([.B7:.N7])" office:value-type="float" office:value="140" calcext:value-type="float">
            <text:p>140</text:p>
          </table:table-cell>
          <table:table-cell table:formula="of:=[.O7]/(13*20)" office:value-type="float" office:value="0.538461538461538" calcext:value-type="float">
            <text:p>0.538461538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SUM([.B8:.N8])" office:value-type="float" office:value="137" calcext:value-type="float">
            <text:p>137</text:p>
          </table:table-cell>
          <table:table-cell table:formula="of:=[.O8]/(13*20)" office:value-type="float" office:value="0.526923076923077" calcext:value-type="float">
            <text:p>0.526923076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SUM([.B9:.N9])" office:value-type="float" office:value="130" calcext:value-type="float">
            <text:p>130</text:p>
          </table:table-cell>
          <table:table-cell table:formula="of:=[.O9]/(13*20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SUM([.B10:.N10])" office:value-type="float" office:value="121" calcext:value-type="float">
            <text:p>121</text:p>
          </table:table-cell>
          <table:table-cell table:formula="of:=[.O10]/(13*20)" office:value-type="float" office:value="0.465384615384615" calcext:value-type="float">
            <text:p>0.465384615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B11:.N11])" office:value-type="float" office:value="116" calcext:value-type="float">
            <text:p>116</text:p>
          </table:table-cell>
          <table:table-cell table:formula="of:=[.O11]/(13*20)" office:value-type="float" office:value="0.446153846153846" calcext:value-type="float">
            <text:p>0.44615384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B12:.N12])" office:value-type="float" office:value="114" calcext:value-type="float">
            <text:p>114</text:p>
          </table:table-cell>
          <table:table-cell table:formula="of:=[.O12]/(13*20)" office:value-type="float" office:value="0.438461538461538" calcext:value-type="float">
            <text:p>0.4384615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SUM([.B13:.N13])" office:value-type="float" office:value="103" calcext:value-type="float">
            <text:p>103</text:p>
          </table:table-cell>
          <table:table-cell table:formula="of:=[.O13]/(13*20)" office:value-type="float" office:value="0.396153846153846" calcext:value-type="float">
            <text:p>0.39615384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14:.N14])" office:value-type="float" office:value="89" calcext:value-type="float">
            <text:p>89</text:p>
          </table:table-cell>
          <table:table-cell table:formula="of:=[.O14]/(13*20)" office:value-type="float" office:value="0.342307692307692" calcext:value-type="float">
            <text:p>0.3423076923</text:p>
          </table:table-cell>
        </table:table-row>
        <table:table-row table:style-name="ro1">
          <table:table-cell/>
          <table:table-cell table:formula="of:=SUM([.B2:.B14])" office:value-type="float" office:value="240" calcext:value-type="float">
            <text:p>240</text:p>
          </table:table-cell>
          <table:table-cell table:formula="of:=SUM([.C2:.C14])" office:value-type="float" office:value="99" calcext:value-type="float">
            <text:p>99</text:p>
          </table:table-cell>
          <table:table-cell table:formula="of:=SUM([.D2:.D14])" office:value-type="float" office:value="78" calcext:value-type="float">
            <text:p>78</text:p>
          </table:table-cell>
          <table:table-cell table:formula="of:=SUM([.E2:.E14])" office:value-type="float" office:value="81" calcext:value-type="float">
            <text:p>81</text:p>
          </table:table-cell>
          <table:table-cell table:formula="of:=SUM([.F2:.F14])" office:value-type="float" office:value="92" calcext:value-type="float">
            <text:p>92</text:p>
          </table:table-cell>
          <table:table-cell table:formula="of:=SUM([.G2:.G14])" office:value-type="float" office:value="100" calcext:value-type="float">
            <text:p>100</text:p>
          </table:table-cell>
          <table:table-cell table:formula="of:=SUM([.H2:.H14])" office:value-type="float" office:value="103" calcext:value-type="float">
            <text:p>103</text:p>
          </table:table-cell>
          <table:table-cell table:formula="of:=SUM([.I2:.I14])" office:value-type="float" office:value="110" calcext:value-type="float">
            <text:p>110</text:p>
          </table:table-cell>
          <table:table-cell table:formula="of:=SUM([.J2:.J14])" office:value-type="float" office:value="119" calcext:value-type="float">
            <text:p>119</text:p>
          </table:table-cell>
          <table:table-cell table:formula="of:=SUM([.K2:.K14])" office:value-type="float" office:value="124" calcext:value-type="float">
            <text:p>124</text:p>
          </table:table-cell>
          <table:table-cell table:formula="of:=SUM([.L2:.L14])" office:value-type="float" office:value="126" calcext:value-type="float">
            <text:p>126</text:p>
          </table:table-cell>
          <table:table-cell table:formula="of:=SUM([.M2:.M14])" office:value-type="float" office:value="137" calcext:value-type="float">
            <text:p>137</text:p>
          </table:table-cell>
          <table:table-cell table:formula="of:=SUM([.N2:.N14])" office:value-type="float" office:value="151" calcext:value-type="float">
            <text:p>151</text:p>
          </table:table-cell>
          <table:table-cell table:formula="of:=SUM([.B15:.N15])" office:value-type="float" office:value="1560" calcext:value-type="float">
            <text:p>15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 style:data-style-name="N2" text:time-value="11:55:06.046200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3:28:49.525765611</meta:creation-date>
    <dc:date>2017-04-11T11:56:22.898590203</dc:date>
    <meta:editing-duration>PT23H55M26S</meta:editing-duration>
    <meta:editing-cycles>3</meta:editing-cycles>
    <meta:generator>LibreOffice/5.1.6.2$Linux_X86_64 LibreOffice_project/10m0$Build-2</meta:generator>
    <meta:document-statistic meta:table-count="1" meta:cell-count="2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interval-major="0.1" chart:interval-minor-divisor="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034cm" svg:height="18.329cm" xlink:href=".." xlink:type="simple" chart:class="chart:scatter" chart:style-name="ch1">
        <chart:legend chart:legend-position="end" svg:x="34.182cm" svg:y="8.865cm" style:legend-expansion="high" chart:style-name="ch2"/>
        <chart:plot-area chart:style-name="ch3" table:cell-range-address="Sheet1.A2:Sheet1.A14 Sheet1.P2:Sheet1.P14" svg:x="0.734cm" svg:y="0.528cm" svg:width="32.593cm" svg:height="17.595cm">
          <chartooo:coordinate-region svg:x="1.461cm" svg:y="0.727cm" svg:width="31.626cm" svg:height="16.7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P2:Sheet1.P14" chart:class="chart:scatter">
            <chart:domain table:cell-range-address="Sheet1.A2:Sheet1.A14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4</svg:desc>
                </draw:g>
              </table:table-cell>
              <table:table-cell office:value-type="float" office:value="0">
                <text:p>0</text:p>
                <draw:g>
                  <svg:desc>Sheet1.P2:Sheet1.P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542307692307692">
                <text:p>0.5423076923076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623076923076923">
                <text:p>0.623076923076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611538461538462">
                <text:p>0.611538461538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569230769230769">
                <text:p>0.5692307692307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526923076923077">
                <text:p>0.5269230769230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465384615384615">
                <text:p>0.4653846153846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446153846153846">
                <text:p>0.4461538461538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438461538461538">
                <text:p>0.438461538461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.396153846153846">
                <text:p>0.3961538461538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342307692307692">
                <text:p>0.3423076923076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interval-major="0.1" chart:interval-minor-divisor="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7.034cm" svg:height="18.329cm" xlink:href=".." xlink:type="simple" chart:class="chart:scatter" chart:style-name="ch1">
        <chart:plot-area chart:style-name="ch2" table:cell-range-address="Sheet1.A3:Sheet1.A12 Sheet1.P3:Sheet1.P12" svg:x="0.734cm" svg:y="0.527cm" svg:width="35.603cm" svg:height="17.595cm">
          <chartooo:coordinate-region svg:x="1.461cm" svg:y="0.727cm" svg:width="34.636cm" svg:height="16.74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P3:Sheet1.P12" chart:class="chart:scatter">
            <chart:domain table:cell-range-address="Sheet1.A3:Sheet1.A12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3:Sheet1.A12</svg:desc>
                </draw:g>
              </table:table-cell>
              <table:table-cell office:value-type="float" office:value="0.542307692307692">
                <text:p>0.542307692307692</text:p>
                <draw:g>
                  <svg:desc>Sheet1.P3:Sheet1.P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623076923076923">
                <text:p>0.6230769230769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611538461538462">
                <text:p>0.611538461538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569230769230769">
                <text:p>0.569230769230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526923076923077">
                <text:p>0.5269230769230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465384615384615">
                <text:p>0.4653846153846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446153846153846">
                <text:p>0.446153846153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438461538461538">
                <text:p>0.4384615384615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